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roman" style:font-pitch="variable" style:name="Cambria" svg:font-family="Cambria" svg:panose-1="2 4 5 3 5 4 6 3 2 4"/>
    <style:font-face style:font-family-generic="modern" style:font-pitch="fixed" style:name="MS Mincho" svg:font-family="MS Mincho" svg:panose-1="2 2 6 9 4 2 5 8 3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" svg:font-family="Calibri" svg:panose-1="2 15 5 2 2 2 4 3 2 4"/>
    <style:font-face style:font-family-generic="modern" style:font-pitch="fixed" style:name="MS Gothic" svg:font-family="MS Gothic" svg:panose-1="2 11 6 9 7 2 5 8 2 4"/>
    <style:font-face style:font-family-generic="roman" style:font-pitch="variable" style:name="Adobe Caslon Pro" svg:font-family="Adobe Caslon Pro" svg:panose-1="0 0 0 0 0 0 0 0 0 0"/>
    <style:font-face style:font-family-generic="roman" style:font-pitch="variable" style:name="Cambria" svg:font-family="Cambria" svg:panose-1="2 4 5 3 5 4 6 3 2 4"/>
    <style:font-face style:font-family-generic="swiss" style:font-pitch="variable" style:name="Calibri" svg:font-family="Calibri" svg:panose-1="2 15 5 2 2 2 4 3 2 4"/>
  </office:font-face-decls>
  <office:automatic-styles>
    <style:style style:family="paragraph" style:name="a775625" style:parent-style-name="Normal">
      <style:text-properties fo:font-size="11.0pt" fo:font-weight="bold" style:font-name-asian="Cambria" style:font-size-asian="11.0pt" style:font-weight-asian="bold"/>
    </style:style>
    <style:style style:family="table-cell" style:name="a312493">
      <style:table-cell-properties fo:border-bottom="0.18mm solid #000000" fo:border-left="0.18mm solid #000000" fo:border-right="0.18mm solid #000000" fo:border-top="1.59mm solid #000000" fo:padding-bottom="0.0mm" fo:padding-left="1.91mm" fo:padding-right="1.91mm" fo:padding-top="0.0mm"/>
    </style:style>
    <style:style style:family="paragraph" style:name="a5ae16f" style:parent-style-name="Normal">
      <style:text-properties fo:font-size="11.0pt" style:font-name-asian="Cambria" style:font-size-asian="11.0pt"/>
    </style:style>
    <style:style style:family="table-cell" style:name="ae00ddc">
      <style:table-cell-properties fo:border-bottom="2.12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ce128e" style:parent-style-name="Normal">
      <style:text-properties fo:font-size="11.0pt" style:font-name-asian="Cambria" style:font-size-asian="11.0pt"/>
    </style:style>
    <style:style style:family="table-cell" style:name="a64524c">
      <style:table-cell-properties fo:border-bottom="2.12mm solid #000000" fo:border-left="0.18mm solid #000000" fo:border-right="0.18mm solid #000000" fo:border-top="2.12mm solid #FF0000" fo:padding-bottom="0.0mm" fo:padding-left="1.91mm" fo:padding-right="1.91mm" fo:padding-top="0.0mm"/>
    </style:style>
    <style:style style:family="paragraph" style:name="a334f77" style:parent-style-name="Normal">
      <style:text-properties fo:font-size="11.0pt" style:font-name-asian="Cambria" style:font-size-asian="11.0pt"/>
    </style:style>
    <style:style style:family="table-cell" style:name="aa9d343">
      <style:table-cell-properties fo:border-bottom="2.12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267ad6" style:parent-style-name="Normal">
      <style:text-properties fo:country="DE" fo:font-size="11.0pt" fo:font-weight="bold" fo:language="de" style:font-name-asian="Cambria" style:font-size-asian="11.0pt" style:font-weight-asian="bold"/>
    </style:style>
    <style:style style:family="table-cell" style:name="ac058b5">
      <style:table-cell-properties fo:border-bottom="1.59mm solid #000000" fo:border-left="1.59mm solid #000000" fo:border-right="1.59mm solid #000000" fo:border-top="0.18mm solid #000000" fo:padding-bottom="0.0mm" fo:padding-left="1.91mm" fo:padding-right="1.91mm" fo:padding-top="0.0mm"/>
    </style:style>
    <style:style style:family="paragraph" style:name="a959a55" style:parent-style-name="Normal">
      <style:text-properties fo:country="DE" fo:font-size="11.0pt" fo:language="de" style:font-name-asian="Cambria" style:font-size-asian="11.0pt"/>
    </style:style>
    <style:style style:family="table-cell" style:name="a73ec3c">
      <style:table-cell-properties fo:border-bottom="0.18mm solid #000000" fo:border-left="2.12mm solid #FF0000" fo:border-right="1.59mm solid #000000" fo:border-top="0.18mm solid #000000" fo:padding-bottom="0.0mm" fo:padding-left="1.91mm" fo:padding-right="1.91mm" fo:padding-top="0.0mm"/>
    </style:style>
    <style:style style:family="paragraph" style:name="a4541d7" style:parent-style-name="Normal">
      <style:text-properties fo:country="DE" fo:font-size="11.0pt" fo:font-weight="bold" fo:language="de" style:font-name-asian="Cambria" style:font-size-asian="11.0pt" style:font-weight-asian="bold"/>
    </style:style>
    <style:style style:family="paragraph" style:name="a9bbcbc" style:parent-style-name="Normal">
      <style:text-properties fo:country="DE" fo:font-size="11.0pt" fo:font-weight="bold" fo:language="de" style:font-name-asian="Cambria" style:font-size-asian="11.0pt" style:font-weight-asian="bold"/>
    </style:style>
    <style:style style:family="table-cell" style:name="a878bae">
      <style:table-cell-properties fo:border-bottom="2.12mm solid #FF0000" fo:border-left="2.12mm solid #FF0000" fo:border-right="2.12mm solid #FF0000" fo:border-top="2.12mm solid #FF0000" fo:padding-bottom="0.0mm" fo:padding-left="1.91mm" fo:padding-right="1.91mm" fo:padding-top="0.0mm"/>
    </style:style>
    <style:style style:family="paragraph" style:name="a1593f2" style:parent-style-name="Normal">
      <style:text-properties fo:country="DE" fo:font-size="11.0pt" fo:language="de" style:font-name-asian="Cambria" style:font-size-asian="11.0pt"/>
    </style:style>
    <style:style style:family="table-cell" style:name="a537b60">
      <style:table-cell-properties fo:border-bottom="0.18mm solid #000000" fo:border-left="0.18mm solid #000000" fo:border-right="2.12mm solid #FF0000" fo:border-top="0.18mm solid #000000" fo:padding-bottom="0.0mm" fo:padding-left="1.91mm" fo:padding-right="1.91mm" fo:padding-top="0.0mm"/>
    </style:style>
    <style:style style:family="paragraph" style:name="a572a5f" style:parent-style-name="Normal">
      <style:text-properties fo:country="DE" fo:font-size="11.0pt" fo:font-weight="bold" fo:language="de" style:font-name-asian="Cambria" style:font-size-asian="11.0pt" style:font-weight-asian="bold"/>
    </style:style>
    <style:style style:family="table-cell" style:name="a56e98f">
      <style:table-cell-properties fo:border-bottom="0.18mm solid #000000" fo:border-left="1.59mm solid #000000" fo:border-right="1.59mm solid #000000" fo:border-top="1.59mm solid #000000" fo:padding-bottom="0.0mm" fo:padding-left="1.91mm" fo:padding-right="1.91mm" fo:padding-top="0.0mm"/>
    </style:style>
    <style:style style:family="paragraph" style:name="a303575" style:parent-style-name="Normal">
      <style:text-properties fo:country="DE" fo:font-size="11.0pt" fo:language="de" style:font-name-asian="Cambria" style:font-size-asian="11.0pt"/>
    </style:style>
    <style:style style:family="paragraph" style:name="a53c4f5" style:parent-style-name="Normal">
      <style:text-properties fo:country="DE" fo:font-size="11.0pt" fo:font-weight="bold" fo:language="de" style:font-name-asian="Cambria" style:font-size-asian="11.0pt" style:font-weight-asian="bold"/>
    </style:style>
    <style:style style:family="table-cell" style:name="abb2702">
      <style:table-cell-properties fo:background-color="#00B050" fo:border-bottom="0.18mm solid #000000" fo:border-left="0.18mm solid #000000" fo:border-right="1.59mm solid #000000" fo:border-top="0.18mm solid #000000" fo:padding-bottom="0.0mm" fo:padding-left="1.91mm" fo:padding-right="1.91mm" fo:padding-top="0.0mm"/>
    </style:style>
    <style:style style:family="paragraph" style:name="a8bcda2" style:parent-style-name="Normal">
      <style:text-properties fo:country="DE" fo:font-size="11.0pt" fo:language="de" style:font-name-asian="Cambria" style:font-size-asian="11.0pt"/>
    </style:style>
    <style:style style:family="table-cell" style:name="ace7c2d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0934ec">
      <style:table-row-properties style:row-height="25.01mm"/>
    </style:style>
    <style:style style:family="paragraph" style:name="a506d8a" style:parent-style-name="Normal">
      <style:text-properties fo:country="DE" fo:font-size="11.0pt" fo:language="de" style:font-name-asian="Cambria" style:font-size-asian="11.0pt"/>
    </style:style>
    <style:style style:family="table-cell" style:name="abffdac">
      <style:table-cell-properties fo:border-bottom="1.59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32111e" style:parent-style-name="Normal">
      <style:text-properties fo:background-color="#FF0000" fo:country="DE" fo:font-size="11.0pt" fo:language="de" style:font-name-asian="Cambria" style:font-size-asian="11.0pt"/>
    </style:style>
    <style:style style:family="paragraph" style:name="a48d5d5" style:parent-style-name="Normal">
      <style:text-properties fo:background-color="#FF0000" fo:country="DE" fo:font-size="11.0pt" fo:language="de" style:font-name-asian="Cambria" style:font-size-asian="11.0pt"/>
    </style:style>
    <style:style style:family="table-cell" style:name="a30ca49">
      <style:table-cell-properties fo:border-bottom="0.18mm solid #000000" fo:border-left="1.59mm solid #000000" fo:border-right="0.18mm solid #000000" fo:border-top="0.18mm solid #000000" fo:padding-bottom="0.0mm" fo:padding-left="1.91mm" fo:padding-right="1.91mm" fo:padding-top="0.0mm"/>
    </style:style>
    <style:style style:family="paragraph" style:name="af3ab61" style:parent-style-name="Normal">
      <style:text-properties fo:font-size="11.0pt" style:font-name-asian="Cambria" style:font-size-asian="11.0pt"/>
    </style:style>
    <style:style style:family="table-cell" style:name="abc7afe">
      <style:table-cell-properties fo:border-bottom="1.59mm solid #000000" fo:border-left="1.59mm solid #000000" fo:border-right="1.59mm solid #000000" fo:border-top="1.59mm solid #000000" fo:padding-bottom="0.0mm" fo:padding-left="1.91mm" fo:padding-right="1.91mm" fo:padding-top="0.0mm"/>
    </style:style>
    <style:style style:family="table-row" style:name="a33b438">
      <style:table-row-properties style:row-height="40.01mm"/>
    </style:style>
    <style:style style:family="table-column" style:name="a018cbd">
      <style:table-column-properties style:rel-column-width="25*"/>
    </style:style>
    <style:style style:family="table" style:name="aa94186">
      <style:table-properties fo:margin-left="0.0mm" style:width="16.249cm" table:align="left"/>
    </style:style>
    <style:style style:family="paragraph" style:name="a5ed721" style:parent-style-name="Heading2">
      <style:paragraph-properties/>
    </style:style>
    <style:style style:family="paragraph" style:name="af4c499" style:parent-style-name="Normal">
      <style:text-properties fo:color="#000000" fo:country="DE" fo:language="de" style:font-name-asian="Cambria" style:font-size-asian="11.0pt"/>
    </style:style>
    <style:style style:family="table-cell" style:name="ad3e51d">
      <style:table-cell-properties fo:border-bottom="0.35mm solid #000000" fo:border-left="none" fo:border-right="none" fo:border-top="none" fo:padding-bottom="0.0mm" fo:padding-left="1.91mm" fo:padding-right="1.91mm" fo:padding-top="0.0mm"/>
    </style:style>
    <style:style style:family="paragraph" style:name="adb245c" style:parent-style-name="Normal">
      <style:text-properties fo:color="#000000" fo:country="DE" fo:language="de" style:font-name-asian="Cambria" style:font-size-asian="11.0pt"/>
    </style:style>
    <style:style style:family="table-cell" style:name="ad36121">
      <style:table-cell-properties fo:border-bottom="0.35mm solid #000000" fo:border-left="none" fo:border-right="none" fo:border-top="none" fo:padding-bottom="0.0mm" fo:padding-left="1.91mm" fo:padding-right="1.91mm" fo:padding-top="0.0mm"/>
    </style:style>
    <style:style style:family="paragraph" style:name="a5327d6" style:parent-style-name="Normal">
      <style:text-properties fo:color="#000000" fo:country="DE" fo:font-weight="bold" fo:language="de" style:font-name-asian="Cambria" style:font-size-asian="11.0pt" style:font-weight-asian="bold" style:font-weight-complex="bold"/>
    </style:style>
    <style:style style:family="table-cell" style:name="a8ac3b8">
      <style:table-cell-properties fo:border-bottom="0.35mm solid #000000" fo:border-left="none" fo:border-right="none" fo:border-top="none" fo:padding-bottom="0.0mm" fo:padding-left="1.91mm" fo:padding-right="1.91mm" fo:padding-top="0.0mm"/>
    </style:style>
    <style:style style:family="table-row" style:name="abf8b6d">
      <style:table-row-properties style:row-height="15.01mm"/>
    </style:style>
    <style:style style:family="paragraph" style:name="a12ff72" style:parent-style-name="Normal">
      <style:text-properties fo:color="#000000" fo:country="DE" fo:language="de" style:font-name-asian="Cambria" style:font-size-asian="11.0pt"/>
    </style:style>
    <style:style style:family="table-cell" style:name="ab693cb">
      <style:table-cell-properties fo:background-color="#C0C0C0" fo:border-bottom="none" fo:border-left="none" fo:border-right="none" fo:border-top="none" fo:padding-bottom="0.0mm" fo:padding-left="1.91mm" fo:padding-right="1.91mm" fo:padding-top="0.0mm"/>
    </style:style>
    <style:style style:family="paragraph" style:name="a211020" style:parent-style-name="Normal">
      <style:text-properties fo:color="#000000" fo:country="DE" fo:language="de" style:font-name-asian="Cambria" style:font-size-asian="11.0pt"/>
    </style:style>
    <style:style style:family="table-cell" style:name="a47da93">
      <style:table-cell-properties fo:background-color="#C0C0C0" fo:border-bottom="none" fo:border-left="none" fo:border-right="none" fo:border-top="none" fo:padding-bottom="0.0mm" fo:padding-left="1.91mm" fo:padding-right="1.91mm" fo:padding-top="0.0mm"/>
    </style:style>
    <style:style style:family="paragraph" style:name="a004aae" style:parent-style-name="Normal">
      <style:text-properties fo:color="#000000" fo:country="DE" fo:font-weight="bold" fo:language="de" style:font-name-asian="Cambria" style:font-size-asian="11.0pt" style:font-weight-asian="bold" style:font-weight-complex="bold"/>
    </style:style>
    <style:style style:family="table-cell" style:name="a20e652">
      <style:table-cell-properties fo:background-color="#C0C0C0" fo:border-bottom="none" fo:border-left="none" fo:border-right="none" fo:border-top="none" fo:padding-bottom="0.0mm" fo:padding-left="1.91mm" fo:padding-right="1.91mm" fo:padding-top="0.0mm"/>
    </style:style>
    <style:style style:family="table-row" style:name="abe4e28">
      <style:table-row-properties style:row-height="15.01mm"/>
    </style:style>
    <style:style style:family="paragraph" style:name="a5a205e" style:parent-style-name="Normal">
      <style:text-properties fo:color="#000000" fo:country="DE" fo:font-weight="bold" fo:language="de" style:font-name-asian="Cambria" style:font-size-asian="11.0pt" style:font-weight-asian="bold" style:font-weight-complex="bold"/>
    </style:style>
    <style:style style:family="table-cell" style:name="a20c5bd">
      <style:table-cell-properties fo:border-bottom="0.35mm solid #000000" fo:border-left="none" fo:border-right="none" fo:border-top="0.35mm solid #000000" fo:padding-bottom="0.0mm" fo:padding-left="1.91mm" fo:padding-right="1.91mm" fo:padding-top="0.0mm"/>
    </style:style>
    <style:style style:family="paragraph" style:name="a1d2886" style:parent-style-name="Normal">
      <style:text-properties fo:color="#000000" fo:country="DE" fo:font-weight="bold" fo:language="de" style:font-name-asian="Cambria" style:font-size-asian="11.0pt" style:font-weight-asian="bold" style:font-weight-complex="bold"/>
    </style:style>
    <style:style style:family="table-cell" style:name="af306b4">
      <style:table-cell-properties fo:border-bottom="0.35mm solid #000000" fo:border-left="none" fo:border-right="none" fo:border-top="0.35mm solid #000000" fo:padding-bottom="0.0mm" fo:padding-left="1.91mm" fo:padding-right="1.91mm" fo:padding-top="0.0mm"/>
    </style:style>
    <style:style style:family="paragraph" style:name="aec9fc5" style:parent-style-name="Normal">
      <style:text-properties fo:color="#000000" fo:country="DE" fo:font-weight="bold" fo:language="de" style:font-name="Adobe Caslon Pro" style:font-name-asian="Cambria" style:font-size-asian="11.0pt" style:font-weight-asian="bold" style:font-weight-complex="bold"/>
    </style:style>
    <style:style style:family="table-cell" style:name="a743ccc">
      <style:table-cell-properties fo:background-color="#548DD4" fo:border-bottom="0.35mm solid #000000" fo:border-left="none" fo:border-right="none" fo:border-top="0.35mm solid #000000" fo:padding-bottom="0.0mm" fo:padding-left="1.91mm" fo:padding-right="1.91mm" fo:padding-top="0.0mm"/>
    </style:style>
    <style:style style:family="table-row" style:name="ab98864">
      <style:table-row-properties style:row-height="15.01mm"/>
    </style:style>
    <style:style style:family="table-column" style:name="ab98a55">
      <style:table-column-properties style:rel-column-width="33*"/>
    </style:style>
    <style:style style:family="table" style:name="a6c8b2c">
      <style:table-properties fo:margin-left="0.0mm" style:width="16.249cm" table:align="left"/>
    </style:style>
    <style:style style:family="paragraph" style:name="a098113" style:parent-style-name="Heading2">
      <style:paragraph-properties/>
    </style:style>
    <style:style style:family="paragraph" style:name="a4f0ead" style:parent-style-name="Normal">
      <style:text-properties fo:font-size="11.0pt" style:font-name-asian="Cambria" style:font-size-asian="11.0pt"/>
    </style:style>
    <style:style style:family="table-cell" style:name="af2e3b4">
      <style:table-cell-properties fo:border-bottom="2.12mm solid #000000" fo:border-left="0.26mm solid #000000" fo:border-right="2.12mm solid #000000" fo:border-top="0.26mm solid #000000" fo:padding-bottom="0.0mm" fo:padding-left="1.91mm" fo:padding-right="1.91mm" fo:padding-top="0.0mm"/>
    </style:style>
    <style:style style:family="paragraph" style:name="a3256aa" style:parent-style-name="Normal">
      <style:text-properties fo:font-size="11.0pt" style:font-name-asian="Cambria" style:font-size-asian="11.0pt"/>
    </style:style>
    <style:style style:family="table-cell" style:name="ad6f764">
      <style:table-cell-properties fo:border-bottom="2.12mm solid #000000" fo:border-left="0.26mm solid #000000" fo:border-right="0.26mm solid #000000" fo:border-top="0.26mm solid #000000" fo:padding-bottom="0.0mm" fo:padding-left="1.91mm" fo:padding-right="1.91mm" fo:padding-top="0.0mm"/>
    </style:style>
    <style:style style:family="paragraph" style:name="a1f1725" style:parent-style-name="Normal">
      <style:text-properties fo:font-size="11.0pt" style:font-name-asian="Cambria" style:font-size-asian="11.0pt"/>
    </style:style>
    <style:style style:family="table-cell" style:name="a0b0fd3">
      <style:table-cell-properties fo:border-bottom="2.12mm solid #000000" fo:border-left="2.12mm solid #000000" fo:border-right="0.26mm solid #000000" fo:border-top="2.12mm solid #000000" fo:padding-bottom="0.0mm" fo:padding-left="1.91mm" fo:padding-right="1.91mm" fo:padding-top="0.0mm"/>
    </style:style>
    <style:style style:family="table-row" style:name="a3747b6">
      <style:table-row-properties style:row-height="10.0mm"/>
    </style:style>
    <style:style style:family="paragraph" style:name="a9caf9d" style:parent-style-name="Normal">
      <style:text-properties fo:font-size="11.0pt" style:font-name-asian="Cambria" style:font-size-asian="11.0pt"/>
    </style:style>
    <style:style style:family="table-cell" style:name="aabd118">
      <style:table-cell-properties fo:border-bottom="0.26mm solid #000000" fo:border-left="0.26mm solid #000000" fo:border-right="2.12mm solid #000000" fo:border-top="0.26mm solid #000000" fo:padding-bottom="0.0mm" fo:padding-left="1.91mm" fo:padding-right="1.91mm" fo:padding-top="0.0mm"/>
    </style:style>
    <style:style style:family="paragraph" style:name="a3ad219" style:parent-style-name="Normal">
      <style:text-properties fo:font-size="11.0pt" style:font-name-asian="Cambria" style:font-size-asian="11.0pt"/>
    </style:style>
    <style:style style:family="table-cell" style:name="ac92812">
      <style:table-cell-properties fo:border-bottom="0.26mm solid #000000" fo:border-left="0.26mm solid #000000" fo:border-right="0.26mm solid #000000" fo:border-top="0.26mm solid #000000" fo:padding-bottom="0.0mm" fo:padding-left="1.91mm" fo:padding-right="1.91mm" fo:padding-top="0.0mm"/>
    </style:style>
    <style:style style:family="paragraph" style:name="a2cfacf" style:parent-style-name="Normal">
      <style:text-properties fo:font-size="11.0pt" style:font-name-asian="Cambria" style:font-size-asian="11.0pt"/>
    </style:style>
    <style:style style:family="table-cell" style:name="a264e38">
      <style:table-cell-properties fo:border-bottom="2.12mm solid #000000" fo:border-left="none" fo:border-right="2.12mm solid #000000" fo:border-top="2.12mm solid #000000" fo:padding-bottom="0.0mm" fo:padding-left="1.91mm" fo:padding-right="1.91mm" fo:padding-top="0.0mm"/>
    </style:style>
    <style:style style:family="table-row" style:name="a80ba2e">
      <style:table-row-properties style:row-height="10.0mm"/>
    </style:style>
    <style:style style:family="paragraph" style:name="a9a4212" style:parent-style-name="Normal">
      <style:text-properties fo:font-size="11.0pt" style:font-name-asian="Cambria" style:font-size-asian="11.0pt"/>
    </style:style>
    <style:style style:family="table-cell" style:name="a67b64d">
      <style:table-cell-properties fo:border-bottom="0.26mm solid #000000" fo:border-left="0.26mm solid #000000" fo:border-right="2.12mm solid #000000" fo:border-top="2.12mm solid #000000" fo:padding-bottom="0.0mm" fo:padding-left="1.91mm" fo:padding-right="1.91mm" fo:padding-top="0.0mm"/>
    </style:style>
    <style:style style:family="paragraph" style:name="a59e5c3" style:parent-style-name="Normal">
      <style:text-properties fo:font-size="11.0pt" style:font-name-asian="Cambria" style:font-size-asian="11.0pt"/>
    </style:style>
    <style:style style:family="table-cell" style:name="ae631af">
      <style:table-cell-properties fo:border-bottom="0.26mm solid #000000" fo:border-left="0.26mm solid #000000" fo:border-right="0.26mm solid #000000" fo:border-top="2.12mm solid #000000" fo:padding-bottom="0.0mm" fo:padding-left="1.91mm" fo:padding-right="1.91mm" fo:padding-top="0.0mm"/>
    </style:style>
    <style:style style:family="paragraph" style:name="a450c27" style:parent-style-name="Normal">
      <style:text-properties fo:font-size="11.0pt" style:font-name-asian="Cambria" style:font-size-asian="11.0pt"/>
    </style:style>
    <style:style style:family="table-cell" style:name="a7bc17f">
      <style:table-cell-properties fo:border-bottom="0.26mm solid #000000" fo:border-left="2.12mm solid #000000" fo:border-right="0.26mm solid #000000" fo:border-top="2.12mm solid #000000" fo:padding-bottom="0.0mm" fo:padding-left="1.91mm" fo:padding-right="1.91mm" fo:padding-top="0.0mm"/>
    </style:style>
    <style:style style:family="table-row" style:name="a21f1ff">
      <style:table-row-properties style:row-height="10.0mm"/>
    </style:style>
    <style:style style:family="table-column" style:name="af8a7a1">
      <style:table-column-properties style:rel-column-width="33*"/>
    </style:style>
    <style:style style:family="table" style:name="a2c29c2">
      <style:table-properties fo:margin-left="0.0mm" style:width="12.187cm" table:align="left"/>
    </style:style>
    <style:style style:family="paragraph" style:name="aa15489" style:parent-style-name="Heading2">
      <style:paragraph-properties/>
    </style:style>
    <style:style style:family="paragraph" style:name="ab42e00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8a2fc9">
      <style:table-cell-properties fo:background-color="#D3DFEE" fo:border-bottom="none" fo:border-left="none" fo:border-right="0.35mm solid #4F81BD" fo:border-top="none" fo:padding-bottom="0.0mm" fo:padding-left="1.91mm" fo:padding-right="1.91mm" fo:padding-top="0.0mm"/>
    </style:style>
    <style:style style:family="paragraph" style:name="a88a78b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772dbc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df39c8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d02bc1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7998de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7bcbe1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ca0aa8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d1d3eb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017c9a" style:parent-style-name="Normal">
      <style:text-properties fo:color="#000000" fo:country="DE" fo:font-size="11.0pt" fo:language="de" style:font-size-asian="11.0pt"/>
    </style:style>
    <style:style style:family="table-cell" style:name="ac32b4a">
      <style:table-cell-properties fo:background-color="#FFFFFF" fo:border-bottom="none" fo:border-left="none" fo:border-right="0.35mm solid #4F81BD" fo:border-top="none" fo:padding-bottom="0.0mm" fo:padding-left="1.91mm" fo:padding-right="1.91mm" fo:padding-top="0.0mm"/>
    </style:style>
    <style:style style:family="table-row" style:name="ac64e00">
      <style:table-row-properties style:row-height="6.77mm"/>
    </style:style>
    <style:style style:family="paragraph" style:name="acbb62d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0f0f49">
      <style:table-cell-properties fo:border-bottom="none" fo:border-left="none" fo:border-right="0.35mm solid #4F81BD" fo:border-top="none" fo:padding-bottom="0.0mm" fo:padding-left="1.91mm" fo:padding-right="1.91mm" fo:padding-top="0.0mm"/>
    </style:style>
    <style:style style:family="paragraph" style:name="a08bbbc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650446">
      <style:table-cell-properties fo:border-bottom="none" fo:border-left="none" fo:border-right="none" fo:border-top="none" fo:padding-bottom="0.0mm" fo:padding-left="1.91mm" fo:padding-right="1.91mm" fo:padding-top="0.0mm"/>
    </style:style>
    <style:style style:family="paragraph" style:name="ab8807d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f8708b">
      <style:table-cell-properties fo:border-bottom="none" fo:border-left="none" fo:border-right="none" fo:border-top="none" fo:padding-bottom="0.0mm" fo:padding-left="1.91mm" fo:padding-right="1.91mm" fo:padding-top="0.0mm"/>
    </style:style>
    <style:style style:family="paragraph" style:name="a94851e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31da60">
      <style:table-cell-properties fo:border-bottom="none" fo:border-left="none" fo:border-right="none" fo:border-top="none" fo:padding-bottom="0.0mm" fo:padding-left="1.91mm" fo:padding-right="1.91mm" fo:padding-top="0.0mm"/>
    </style:style>
    <style:style style:family="paragraph" style:name="a92ad40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30c1df">
      <style:table-cell-properties fo:border-bottom="none" fo:border-left="none" fo:border-right="none" fo:border-top="none" fo:padding-bottom="0.0mm" fo:padding-left="1.91mm" fo:padding-right="1.91mm" fo:padding-top="0.0mm"/>
    </style:style>
    <style:style style:family="paragraph" style:name="a19b107" style:parent-style-name="Normal">
      <style:text-properties fo:color="#000000" fo:country="DE" fo:font-size="11.0pt" fo:language="de" style:font-size-asian="11.0pt"/>
    </style:style>
    <style:style style:family="table-cell" style:name="a47074c">
      <style:table-cell-properties fo:background-color="#FFFFFF" fo:border-bottom="none" fo:border-left="none" fo:border-right="0.35mm solid #4F81BD" fo:border-top="none" fo:padding-bottom="0.0mm" fo:padding-left="1.91mm" fo:padding-right="1.91mm" fo:padding-top="0.0mm"/>
    </style:style>
    <style:style style:family="table-row" style:name="a1de77a">
      <style:table-row-properties style:row-height="6.77mm"/>
    </style:style>
    <style:style style:family="paragraph" style:name="a79a4ab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bbef0a">
      <style:table-cell-properties fo:background-color="#D3DFEE" fo:border-bottom="none" fo:border-left="none" fo:border-right="0.35mm solid #4F81BD" fo:border-top="none" fo:padding-bottom="0.0mm" fo:padding-left="1.91mm" fo:padding-right="1.91mm" fo:padding-top="0.0mm"/>
    </style:style>
    <style:style style:family="paragraph" style:name="a50b41d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1a3cc2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633da6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c869e5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943441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ae731e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96a384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664371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24941d" style:parent-style-name="Normal">
      <style:text-properties fo:color="#000000" fo:country="DE" fo:font-size="11.0pt" fo:language="de" style:font-size-asian="11.0pt"/>
    </style:style>
    <style:style style:family="table-cell" style:name="a9a1893">
      <style:table-cell-properties fo:background-color="#FFFFFF" fo:border-bottom="none" fo:border-left="none" fo:border-right="0.35mm solid #4F81BD" fo:border-top="none" fo:padding-bottom="0.0mm" fo:padding-left="1.91mm" fo:padding-right="1.91mm" fo:padding-top="0.0mm"/>
    </style:style>
    <style:style style:family="table-row" style:name="a27defb">
      <style:table-row-properties style:row-height="6.77mm"/>
    </style:style>
    <style:style style:family="paragraph" style:name="a91cd65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9b43f2">
      <style:table-cell-properties fo:border-bottom="none" fo:border-left="none" fo:border-right="0.35mm solid #4F81BD" fo:border-top="none" fo:padding-bottom="0.0mm" fo:padding-left="1.91mm" fo:padding-right="1.91mm" fo:padding-top="0.0mm"/>
    </style:style>
    <style:style style:family="paragraph" style:name="a5b229d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05e214">
      <style:table-cell-properties fo:border-bottom="none" fo:border-left="none" fo:border-right="none" fo:border-top="none" fo:padding-bottom="0.0mm" fo:padding-left="1.91mm" fo:padding-right="1.91mm" fo:padding-top="0.0mm"/>
    </style:style>
    <style:style style:family="paragraph" style:name="a1cf4f4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70e51f">
      <style:table-cell-properties fo:border-bottom="none" fo:border-left="none" fo:border-right="none" fo:border-top="none" fo:padding-bottom="0.0mm" fo:padding-left="1.91mm" fo:padding-right="1.91mm" fo:padding-top="0.0mm"/>
    </style:style>
    <style:style style:family="paragraph" style:name="ae63361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901cc7">
      <style:table-cell-properties fo:border-bottom="none" fo:border-left="none" fo:border-right="none" fo:border-top="none" fo:padding-bottom="0.0mm" fo:padding-left="1.91mm" fo:padding-right="1.91mm" fo:padding-top="0.0mm"/>
    </style:style>
    <style:style style:family="paragraph" style:name="a2e9729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6f7fa1">
      <style:table-cell-properties fo:border-bottom="none" fo:border-left="none" fo:border-right="none" fo:border-top="none" fo:padding-bottom="0.0mm" fo:padding-left="1.91mm" fo:padding-right="1.91mm" fo:padding-top="0.0mm"/>
    </style:style>
    <style:style style:family="paragraph" style:name="adbdac9" style:parent-style-name="Normal">
      <style:text-properties fo:color="#000000" fo:country="DE" fo:font-size="11.0pt" fo:language="de" style:font-size-asian="11.0pt"/>
    </style:style>
    <style:style style:family="table-cell" style:name="a6294f8">
      <style:table-cell-properties fo:background-color="#FFFFFF" fo:border-bottom="none" fo:border-left="none" fo:border-right="0.35mm solid #4F81BD" fo:border-top="none" fo:padding-bottom="0.0mm" fo:padding-left="1.91mm" fo:padding-right="1.91mm" fo:padding-top="0.0mm"/>
    </style:style>
    <style:style style:family="table-row" style:name="ad1b423">
      <style:table-row-properties style:row-height="6.77mm"/>
    </style:style>
    <style:style style:family="paragraph" style:name="aaca5f2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486955">
      <style:table-cell-properties fo:background-color="#D3DFEE" fo:border-bottom="none" fo:border-left="none" fo:border-right="0.35mm solid #4F81BD" fo:border-top="none" fo:padding-bottom="0.0mm" fo:padding-left="1.91mm" fo:padding-right="1.91mm" fo:padding-top="0.0mm"/>
    </style:style>
    <style:style style:family="paragraph" style:name="a8aa7ab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94b71b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074d33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f72acc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8fd9a0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004932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4a5fa2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351ec1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0d5d31" style:parent-style-name="Normal">
      <style:text-properties fo:color="#000000" fo:country="DE" fo:font-size="11.0pt" fo:language="de" style:font-size-asian="11.0pt"/>
    </style:style>
    <style:style style:family="table-cell" style:name="acc651d">
      <style:table-cell-properties fo:background-color="#FFFFFF" fo:border-bottom="none" fo:border-left="none" fo:border-right="0.35mm solid #4F81BD" fo:border-top="none" fo:padding-bottom="0.0mm" fo:padding-left="1.91mm" fo:padding-right="1.91mm" fo:padding-top="0.0mm"/>
    </style:style>
    <style:style style:family="table-row" style:name="ad24f65">
      <style:table-row-properties style:row-height="6.77mm"/>
    </style:style>
    <style:style style:family="paragraph" style:name="a8a84d1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023380">
      <style:table-cell-properties fo:background-color="#FFFFFF" fo:border-bottom="1.06mm solid #4F81BD" fo:border-left="none" fo:border-right="none" fo:border-top="none" fo:padding-bottom="0.0mm" fo:padding-left="1.91mm" fo:padding-right="1.91mm" fo:padding-top="0.0mm"/>
    </style:style>
    <style:style style:family="paragraph" style:name="a31a19c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e92fa6">
      <style:table-cell-properties fo:background-color="#FFFFFF" fo:border-bottom="1.06mm solid #4F81BD" fo:border-left="none" fo:border-right="none" fo:border-top="none" fo:padding-bottom="0.0mm" fo:padding-left="1.91mm" fo:padding-right="1.91mm" fo:padding-top="0.0mm"/>
    </style:style>
    <style:style style:family="paragraph" style:name="a75d2d3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7f0efc">
      <style:table-cell-properties fo:background-color="#FFFFFF" fo:border-bottom="1.06mm solid #4F81BD" fo:border-left="none" fo:border-right="none" fo:border-top="none" fo:padding-bottom="0.0mm" fo:padding-left="1.91mm" fo:padding-right="1.91mm" fo:padding-top="0.0mm"/>
    </style:style>
    <style:style style:family="paragraph" style:name="a83e8b9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fa19f8">
      <style:table-cell-properties fo:background-color="#FFFFFF" fo:border-bottom="1.06mm solid #4F81BD" fo:border-left="none" fo:border-right="none" fo:border-top="none" fo:padding-bottom="0.0mm" fo:padding-left="1.91mm" fo:padding-right="1.91mm" fo:padding-top="0.0mm"/>
    </style:style>
    <style:style style:family="paragraph" style:name="a8deab6" style:parent-style-name="Normal">
      <style:paragraph-properties fo:text-align="center"/>
      <style:text-properties fo:color="#000000" fo:country="DE" fo:font-size="11.0pt" fo:language="de" style:font-size-asian="11.0pt"/>
    </style:style>
    <style:style style:family="table-cell" style:name="af25d35">
      <style:table-cell-properties fo:background-color="#FFFFFF" fo:border-bottom="1.06mm solid #4F81BD" fo:border-left="none" fo:border-right="none" fo:border-top="none" fo:padding-bottom="0.0mm" fo:padding-left="1.91mm" fo:padding-right="1.91mm" fo:padding-top="0.0mm"/>
    </style:style>
    <style:style style:family="paragraph" style:name="a6b11e2" style:parent-style-name="Normal">
      <style:text-properties fo:color="#000000" fo:country="DE" fo:font-size="11.0pt" fo:language="de" style:font-size-asian="11.0pt"/>
    </style:style>
    <style:style style:family="table-cell" style:name="a41e616">
      <style:table-cell-properties fo:background-color="#FFFFFF" fo:border-bottom="1.06mm solid #4F81BD" fo:border-left="none" fo:border-right="none" fo:border-top="none" fo:padding-bottom="0.0mm" fo:padding-left="1.91mm" fo:padding-right="1.91mm" fo:padding-top="0.0mm"/>
    </style:style>
    <style:style style:family="table-row" style:name="aa4a647">
      <style:table-row-properties style:row-height="6.77mm"/>
    </style:style>
    <style:style style:family="table-column" style:name="a041dfa">
      <style:table-column-properties style:rel-column-width="16*"/>
    </style:style>
    <style:style style:family="table-column" style:name="a8d14ce">
      <style:table-column-properties style:rel-column-width="17*"/>
    </style:style>
    <style:style style:family="table-column" style:name="ac079e4">
      <style:table-column-properties style:rel-column-width="16*"/>
    </style:style>
    <style:style style:family="table" style:name="a8e0ebc">
      <style:table-properties fo:margin-left="0.0mm" style:width="16.453cm" table:align="left"/>
    </style:style>
    <style:style style:family="paragraph" style:name="abc6dc7" style:parent-style-name="Heading2">
      <style:paragraph-properties/>
    </style:style>
    <style:style style:family="paragraph" style:name="a54cb31" style:parent-style-name="Normal">
      <style:text-properties fo:country="DE" fo:font-size="11.0pt" fo:language="de" style:font-name-asian="Cambria" style:font-size-asian="11.0pt"/>
    </style:style>
    <style:style style:family="table-cell" style:name="ae337d3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13d612" style:parent-style-name="Normal">
      <style:text-properties fo:country="DE" fo:font-size="11.0pt" fo:language="de" style:font-name-asian="Cambria" style:font-size-asian="11.0pt"/>
    </style:style>
    <style:style style:family="table-cell" style:name="a90e98f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af7744" style:parent-style-name="Normal">
      <style:text-properties fo:country="DE" fo:font-size="11.0pt" fo:language="de" style:font-name-asian="Cambria" style:font-size-asian="11.0pt"/>
    </style:style>
    <style:style style:family="table-cell" style:name="aae5184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57e839" style:parent-style-name="Normal">
      <style:text-properties fo:country="DE" fo:font-size="11.0pt" fo:language="de" style:font-name-asian="Cambria" style:font-size-asian="11.0pt"/>
    </style:style>
    <style:style style:family="table-cell" style:name="aee51c7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228518">
      <style:table-row-properties style:row-height="10.0mm"/>
    </style:style>
    <style:style style:family="paragraph" style:name="a1004c1" style:parent-style-name="Normal">
      <style:text-properties fo:country="DE" fo:font-size="11.0pt" fo:language="de" style:font-name-asian="Cambria" style:font-size-asian="11.0pt"/>
    </style:style>
    <style:style style:family="table-cell" style:name="a7c2a13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e512cc" style:parent-style-name="Normal">
      <style:text-properties fo:country="DE" fo:font-size="11.0pt" fo:language="de" style:font-name-asian="Cambria" style:font-size-asian="11.0pt"/>
    </style:style>
    <style:style style:family="table-cell" style:name="a7a3cba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8608c8" style:parent-style-name="Normal">
      <style:text-properties fo:country="DE" fo:font-size="11.0pt" fo:language="de" style:font-name-asian="Cambria" style:font-size-asian="11.0pt"/>
    </style:style>
    <style:style style:family="table-cell" style:name="ad0bc43">
      <style:table-cell-properties fo:background-color="#00B0F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c8988e" style:parent-style-name="Normal">
      <style:text-properties fo:country="DE" fo:font-size="11.0pt" fo:language="de" style:font-name-asian="Cambria" style:font-size-asian="11.0pt"/>
    </style:style>
    <style:style style:family="table-cell" style:name="a895b30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52b1e9">
      <style:table-row-properties style:row-height="10.0mm"/>
    </style:style>
    <style:style style:family="paragraph" style:name="a0d57c8" style:parent-style-name="Normal">
      <style:text-properties fo:country="DE" fo:font-size="11.0pt" fo:language="de" style:font-name-asian="Cambria" style:font-size-asian="11.0pt"/>
    </style:style>
    <style:style style:family="table-cell" style:name="ad29399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00c837" style:parent-style-name="Normal">
      <style:text-properties fo:country="DE" fo:font-size="11.0pt" fo:language="de" style:font-name-asian="Cambria" style:font-size-asian="11.0pt"/>
    </style:style>
    <style:style style:family="table-cell" style:name="a2c9168">
      <style:table-cell-properties fo:background-color="#FFC0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359a68" style:parent-style-name="Normal">
      <style:text-properties fo:country="DE" fo:font-size="11.0pt" fo:language="de" style:font-name-asian="Cambria" style:font-size-asian="11.0pt"/>
    </style:style>
    <style:style style:family="table-cell" style:name="a349562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4dded8" style:parent-style-name="Normal">
      <style:text-properties fo:country="DE" fo:font-size="11.0pt" fo:language="de" style:font-name-asian="Cambria" style:font-size-asian="11.0pt"/>
    </style:style>
    <style:style style:family="table-cell" style:name="a9897b9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bb58f5">
      <style:table-row-properties style:row-height="20.0mm"/>
    </style:style>
    <style:style style:family="paragraph" style:name="a73a9e9" style:parent-style-name="Normal">
      <style:text-properties fo:country="DE" fo:font-size="11.0pt" fo:language="de" style:font-name-asian="Cambria" style:font-size-asian="11.0pt"/>
    </style:style>
    <style:style style:family="table-cell" style:name="aacfed5">
      <style:table-cell-properties fo:background-color="#FFFF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fbff0e" style:parent-style-name="Normal">
      <style:text-properties fo:country="DE" fo:font-size="11.0pt" fo:language="de" style:font-name-asian="Cambria" style:font-size-asian="11.0pt"/>
    </style:style>
    <style:style style:family="table-cell" style:name="a3d4d55">
      <style:table-cell-properties fo:background-color="#FFFF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72d4ab" style:parent-style-name="Normal">
      <style:text-properties fo:country="DE" fo:font-size="11.0pt" fo:language="de" style:font-name-asian="Cambria" style:font-size-asian="11.0pt"/>
    </style:style>
    <style:style style:family="table-cell" style:name="a355cda">
      <style:table-cell-properties fo:background-color="#FFFF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e88429" style:parent-style-name="Normal">
      <style:text-properties fo:country="DE" fo:font-size="11.0pt" fo:language="de" style:font-name-asian="Cambria" style:font-size-asian="11.0pt"/>
    </style:style>
    <style:style style:family="table-cell" style:name="ae3b65e">
      <style:table-cell-properties fo:background-color="#FFFF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3296e5">
      <style:table-row-properties style:row-height="10.0mm"/>
    </style:style>
    <style:style style:family="table-column" style:name="a92477d">
      <style:table-column-properties style:rel-column-width="25*"/>
    </style:style>
    <style:style style:family="table" style:name="a32b38c">
      <style:table-properties fo:margin-left="0.0mm" style:width="16.249cm" table:align="left"/>
    </style:style>
    <style:style style:family="paragraph" style:name="ad7bf8b" style:parent-style-name="Heading2">
      <style:paragraph-properties/>
    </style:style>
    <style:style style:family="paragraph" style:name="a04e523" style:parent-style-name="Title">
      <style:paragraph-properties fo:break-before="page"/>
    </style:style>
  </office:automatic-styles>
  <office:body>
    <office:text>
      <text:p text:style-name="a04e523">Tables</text:p>
      <text:p text:style-name="Subtitle">Examples</text:p>
      <text:h text:outline-level="2" text:style-name="ad7bf8b">Table with different background colors (hard coded)</text:h>
      <text:p text:style-name="Normal"/>
      <table:table table:style-name="a32b38c">
        <table:table-column table:number-columns-repeated="4" table:style-name="a92477d"/>
        <table:table-row table:style-name="a3296e5">
          <table:table-cell table:style-name="ae3b65e">
            <text:p text:style-name="ae88429">1</text:p>
          </table:table-cell>
          <table:table-cell table:style-name="a355cda">
            <text:p text:style-name="a72d4ab">2</text:p>
          </table:table-cell>
          <table:table-cell table:style-name="a3d4d55">
            <text:p text:style-name="afbff0e">3</text:p>
          </table:table-cell>
          <table:table-cell table:style-name="aacfed5">
            <text:p text:style-name="a73a9e9">4</text:p>
          </table:table-cell>
        </table:table-row>
        <table:table-row table:style-name="abb58f5">
          <table:table-cell table:style-name="a9897b9">
            <text:p text:style-name="a4dded8">5</text:p>
          </table:table-cell>
          <table:table-cell table:style-name="a349562">
            <text:p text:style-name="a359a68">6</text:p>
          </table:table-cell>
          <table:table-cell table:style-name="a2c9168">
            <text:p text:style-name="a00c837">7</text:p>
          </table:table-cell>
          <table:table-cell table:style-name="ad29399">
            <text:p text:style-name="a0d57c8">8</text:p>
          </table:table-cell>
        </table:table-row>
        <table:table-row table:style-name="a52b1e9">
          <table:table-cell table:style-name="a895b30">
            <text:p text:style-name="ac8988e">9</text:p>
          </table:table-cell>
          <table:table-cell table:style-name="ad0bc43">
            <text:p text:style-name="a8608c8">10</text:p>
          </table:table-cell>
          <table:table-cell table:style-name="a7a3cba">
            <text:p text:style-name="ae512cc">11</text:p>
          </table:table-cell>
          <table:table-cell table:style-name="a7c2a13">
            <text:p text:style-name="a1004c1">12</text:p>
          </table:table-cell>
        </table:table-row>
        <table:table-row table:style-name="a228518">
          <table:table-cell table:style-name="aee51c7">
            <text:p text:style-name="a57e839">13</text:p>
          </table:table-cell>
          <table:table-cell table:style-name="aae5184">
            <text:p text:style-name="aaf7744">14</text:p>
          </table:table-cell>
          <table:table-cell table:style-name="a90e98f">
            <text:p text:style-name="a13d612">15</text:p>
          </table:table-cell>
          <table:table-cell table:style-name="ae337d3">
            <text:p text:style-name="a54cb31">16</text:p>
          </table:table-cell>
        </table:table-row>
      </table:table>
      <text:p text:style-name="Normal"/>
      <text:h text:outline-level="2" text:style-name="abc6dc7">Table with different background colors (theme, toggle background)</text:h>
      <text:p text:style-name="Normal"/>
      <table:table table:style-name="a8e0ebc">
        <table:table-column table:style-name="ac079e4"/>
        <table:table-column table:number-columns-repeated="4" table:style-name="a8d14ce"/>
        <table:table-column table:style-name="a041dfa"/>
        <table:table-row table:style-name="aa4a647">
          <table:table-cell table:style-name="a41e616">
            <text:p text:style-name="a6b11e2">Point</text:p>
          </table:table-cell>
          <table:table-cell table:style-name="af25d35">
            <text:p text:style-name="a8deab6">Point<text:s/>A</text:p>
          </table:table-cell>
          <table:table-cell table:style-name="afa19f8">
            <text:p text:style-name="a83e8b9">Point<text:s/>B</text:p>
          </table:table-cell>
          <table:table-cell table:style-name="a7f0efc">
            <text:p text:style-name="a75d2d3">Point<text:s/>C</text:p>
          </table:table-cell>
          <table:table-cell table:style-name="ae92fa6">
            <text:p text:style-name="a31a19c">Point<text:s/>D</text:p>
          </table:table-cell>
          <table:table-cell table:style-name="a023380">
            <text:p text:style-name="a8a84d1">Point<text:s/>E</text:p>
          </table:table-cell>
        </table:table-row>
        <table:table-row table:style-name="ad24f65">
          <table:table-cell table:style-name="acc651d">
            <text:p text:style-name="a0d5d31">Point<text:s/>A</text:p>
          </table:table-cell>
          <table:table-cell table:style-name="a351ec1">
            <text:p text:style-name="a4a5fa2">—</text:p>
          </table:table-cell>
          <table:table-cell table:style-name="a004932">
            <text:p text:style-name="a8fd9a0"/>
          </table:table-cell>
          <table:table-cell table:style-name="af72acc">
            <text:p text:style-name="a074d33"/>
          </table:table-cell>
          <table:table-cell table:style-name="a94b71b">
            <text:p text:style-name="a8aa7ab"/>
          </table:table-cell>
          <table:table-cell table:style-name="a486955">
            <text:p text:style-name="aaca5f2"/>
          </table:table-cell>
        </table:table-row>
        <table:table-row table:style-name="ad1b423">
          <table:table-cell table:style-name="a6294f8">
            <text:p text:style-name="adbdac9">Point<text:s/>B</text:p>
          </table:table-cell>
          <table:table-cell table:style-name="a6f7fa1">
            <text:p text:style-name="a2e9729">87</text:p>
          </table:table-cell>
          <table:table-cell table:style-name="a901cc7">
            <text:p text:style-name="ae63361">—</text:p>
          </table:table-cell>
          <table:table-cell table:style-name="a70e51f">
            <text:p text:style-name="a1cf4f4"/>
          </table:table-cell>
          <table:table-cell table:style-name="a05e214">
            <text:p text:style-name="a5b229d"/>
          </table:table-cell>
          <table:table-cell table:style-name="a9b43f2">
            <text:p text:style-name="a91cd65"/>
          </table:table-cell>
        </table:table-row>
        <table:table-row table:style-name="a27defb">
          <table:table-cell table:style-name="a9a1893">
            <text:p text:style-name="a24941d">Point<text:s/>C</text:p>
          </table:table-cell>
          <table:table-cell table:style-name="a664371">
            <text:p text:style-name="a96a384">64</text:p>
          </table:table-cell>
          <table:table-cell table:style-name="aae731e">
            <text:p text:style-name="a943441">56</text:p>
          </table:table-cell>
          <table:table-cell table:style-name="ac869e5">
            <text:p text:style-name="a633da6">—</text:p>
          </table:table-cell>
          <table:table-cell table:style-name="a1a3cc2">
            <text:p text:style-name="a50b41d"/>
          </table:table-cell>
          <table:table-cell table:style-name="abbef0a">
            <text:p text:style-name="a79a4ab"/>
          </table:table-cell>
        </table:table-row>
        <table:table-row table:style-name="a1de77a">
          <table:table-cell table:style-name="a47074c">
            <text:p text:style-name="a19b107">Point<text:s/>D</text:p>
          </table:table-cell>
          <table:table-cell table:style-name="a30c1df">
            <text:p text:style-name="a92ad40">37</text:p>
          </table:table-cell>
          <table:table-cell table:style-name="a31da60">
            <text:p text:style-name="a94851e">32</text:p>
          </table:table-cell>
          <table:table-cell table:style-name="af8708b">
            <text:p text:style-name="ab8807d">91</text:p>
          </table:table-cell>
          <table:table-cell table:style-name="a650446">
            <text:p text:style-name="a08bbbc">—</text:p>
          </table:table-cell>
          <table:table-cell table:style-name="a0f0f49">
            <text:p text:style-name="acbb62d"/>
          </table:table-cell>
        </table:table-row>
        <table:table-row table:style-name="ac64e00">
          <table:table-cell table:style-name="ac32b4a">
            <text:p text:style-name="a017c9a">Point<text:s/>E</text:p>
          </table:table-cell>
          <table:table-cell table:style-name="ad1d3eb">
            <text:p text:style-name="aca0aa8">93</text:p>
          </table:table-cell>
          <table:table-cell table:style-name="a7bcbe1">
            <text:p text:style-name="a7998de">35</text:p>
          </table:table-cell>
          <table:table-cell table:style-name="ad02bc1">
            <text:p text:style-name="adf39c8">54</text:p>
          </table:table-cell>
          <table:table-cell table:style-name="a772dbc">
            <text:p text:style-name="a88a78b">43</text:p>
          </table:table-cell>
          <table:table-cell table:style-name="a8a2fc9">
            <text:p text:style-name="ab42e00">—</text:p>
          </table:table-cell>
        </table:table-row>
      </table:table>
      <text:p text:style-name="Normal"/>
      <text:p text:style-name="Normal"/>
      <text:h text:outline-level="2" text:style-name="aa15489">Thick table border, but cell can overrule<text:s/>table border</text:h>
      <text:p text:style-name="Normal"/>
      <table:table table:style-name="a2c29c2">
        <table:table-column table:number-columns-repeated="3" table:style-name="af8a7a1"/>
        <table:table-row table:style-name="a21f1ff">
          <table:table-cell table:style-name="a7bc17f">
            <text:p text:style-name="a450c27"/>
          </table:table-cell>
          <table:table-cell table:style-name="ae631af">
            <text:p text:style-name="a59e5c3"/>
          </table:table-cell>
          <table:table-cell table:style-name="a67b64d">
            <text:p text:style-name="a9a4212"/>
          </table:table-cell>
        </table:table-row>
        <table:table-row table:style-name="a80ba2e">
          <table:table-cell table:style-name="a264e38">
            <text:p text:style-name="a2cfacf"/>
          </table:table-cell>
          <table:table-cell table:style-name="ac92812">
            <text:p text:style-name="a3ad219"/>
          </table:table-cell>
          <table:table-cell table:style-name="aabd118">
            <text:p text:style-name="a9caf9d"/>
          </table:table-cell>
        </table:table-row>
        <table:table-row table:style-name="a3747b6">
          <table:table-cell table:style-name="a0b0fd3">
            <text:p text:style-name="a1f1725"/>
          </table:table-cell>
          <table:table-cell table:style-name="ad6f764">
            <text:p text:style-name="a3256aa"/>
          </table:table-cell>
          <table:table-cell table:style-name="af2e3b4">
            <text:p text:style-name="a4f0ead"/>
          </table:table-cell>
        </table:table-row>
      </table:table>
      <text:p text:style-name="Normal"/>
      <text:h text:outline-level="2" text:style-name="a098113">Table with background color for top-left, top-right, bottom-left and bottom-right cell</text:h>
      <table:table table:style-name="a6c8b2c">
        <table:table-column table:number-columns-repeated="3" table:style-name="ab98a55"/>
        <table:table-row table:style-name="ab98864">
          <table:table-cell table:style-name="a743ccc">
            <text:p text:style-name="aec9fc5">Erste Ecke oben links</text:p>
          </table:table-cell>
          <table:table-cell table:style-name="af306b4">
            <text:p text:style-name="a1d2886">1</text:p>
          </table:table-cell>
          <table:table-cell table:style-name="a20c5bd">
            <text:p text:style-name="a5a205e">2</text:p>
          </table:table-cell>
        </table:table-row>
        <table:table-row table:style-name="abe4e28">
          <table:table-cell table:style-name="a20e652">
            <text:p text:style-name="a004aae">Zweite Ecke oben links</text:p>
          </table:table-cell>
          <table:table-cell table:style-name="a47da93">
            <text:p text:style-name="a211020">3</text:p>
          </table:table-cell>
          <table:table-cell table:style-name="ab693cb">
            <text:p text:style-name="a12ff72">4</text:p>
          </table:table-cell>
        </table:table-row>
        <table:table-row table:style-name="abf8b6d">
          <table:table-cell table:style-name="a8ac3b8">
            <text:p text:style-name="a5327d6">Dritte Ecke oben links</text:p>
          </table:table-cell>
          <table:table-cell table:style-name="ad36121">
            <text:p text:style-name="adb245c">5</text:p>
          </table:table-cell>
          <table:table-cell table:style-name="ad3e51d">
            <text:p text:style-name="af4c499">6</text:p>
          </table:table-cell>
        </table:table-row>
      </table:table>
      <text:p text:style-name="Normal"/>
      <text:p text:style-name="Normal"/>
      <text:h text:outline-level="2" text:style-name="a5ed721">Funny Table</text:h>
      <text:p text:style-name="Normal"/>
      <table:table table:style-name="aa94186">
        <table:table-column table:number-columns-repeated="4" table:style-name="a018cbd"/>
        <table:table-row table:style-name="a33b438">
          <table:table-cell table:number-columns-spanned="2" table:style-name="abc7afe">
            <text:p text:style-name="af3ab61">A big cell with thick border</text:p>
          </table:table-cell>
          <table:table-cell table:style-name="a30ca49">
            <text:p text:style-name="a48d5d5">Para1</text:p>
            <text:p text:style-name="a32111e">Para2</text:p>
          </table:table-cell>
          <table:table-cell table:style-name="abffdac">
            <text:p text:style-name="a506d8a">Hello world!</text:p>
          </table:table-cell>
        </table:table-row>
        <table:table-row table:style-name="a0934ec">
          <table:table-cell table:style-name="ace7c2d">
            <text:p text:style-name="a8bcda2"/>
          </table:table-cell>
          <table:table-cell table:number-columns-spanned="2" table:style-name="abb2702">
            <text:p text:style-name="a53c4f5">Cell background is green.</text:p>
            <text:p text:style-name="a303575"/>
          </table:table-cell>
          <table:table-cell table:style-name="a56e98f">
            <text:p text:style-name="a572a5f"/>
          </table:table-cell>
        </table:table-row>
        <table:table-row>
          <table:table-cell table:style-name="a537b60">
            <text:p text:style-name="a1593f2"/>
          </table:table-cell>
          <table:table-cell table:style-name="a878bae">
            <text:p text:style-name="a9bbcbc">Thick red border</text:p>
            <text:p text:style-name="a4541d7"/>
          </table:table-cell>
          <table:table-cell table:style-name="a73ec3c">
            <text:p text:style-name="a959a55"/>
          </table:table-cell>
          <table:table-cell table:style-name="ac058b5">
            <text:p text:style-name="a267ad6"/>
          </table:table-cell>
        </table:table-row>
        <table:table-row>
          <table:table-cell table:style-name="aa9d343">
            <text:p text:style-name="a334f77">Thick border at bottom of 3 cells</text:p>
          </table:table-cell>
          <table:table-cell table:style-name="a64524c">
            <text:p text:style-name="ace128e"/>
          </table:table-cell>
          <table:table-cell table:style-name="ae00ddc">
            <text:p text:style-name="a5ae16f"/>
          </table:table-cell>
          <table:table-cell table:style-name="a312493">
            <text:p text:style-name="a775625">Normal border here...</text:p>
          </table:table-cell>
        </table:table-row>
      </table:table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roman" style:font-pitch="variable" style:name="Cambria" svg:font-family="Cambria" svg:panose-1="2 4 5 3 5 4 6 3 2 4"/>
    <style:font-face style:font-family-generic="modern" style:font-pitch="fixed" style:name="MS Mincho" svg:font-family="MS Mincho" svg:panose-1="2 2 6 9 4 2 5 8 3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" svg:font-family="Calibri" svg:panose-1="2 15 5 2 2 2 4 3 2 4"/>
    <style:font-face style:font-family-generic="modern" style:font-pitch="fixed" style:name="MS Gothic" svg:font-family="MS Gothic" svg:panose-1="2 11 6 9 7 2 5 8 2 4"/>
    <style:font-face style:font-family-generic="roman" style:font-pitch="variable" style:name="Adobe Caslon Pro" svg:font-family="Adobe Caslon Pro" svg:panose-1="0 0 0 0 0 0 0 0 0 0"/>
    <style:font-face style:font-family-generic="roman" style:font-pitch="variable" style:name="Cambria" svg:font-family="Cambria" svg:panose-1="2 4 5 3 5 4 6 3 2 4"/>
    <style:font-face style:font-family-generic="swiss" style:font-pitch="variable" style:name="Calibri" svg:font-family="Calibri" svg:panose-1="2 15 5 2 2 2 4 3 2 4"/>
  </office:font-face-decls>
  <office:styles>
    <style:default-style style:family="paragraph">
      <style:paragraph-properties fo:background-color="transparent" fo:border-bottom="none" fo:border-left="none" fo:border-right="none" fo:border-top="none" fo:line-height="100%" fo:padding-bottom="0.0mm" fo:padding-left="0.0mm" fo:padding-right="0.0mm" fo:padding-top="0.0mm" fo:text-align="left"/>
      <style:text-properties fo:background-color="transparent" fo:country="US" fo:font-size="12.0pt" fo:font-style="normal" fo:font-weight="normal" fo:language="en" fo:letter-spacing="normal" style:font-name="Cambria" style:font-name-asian="MS Mincho" style:font-name-complex="Times New Roman" style:font-size-asian="12.0pt" style:font-style-asian="normal" style:font-style-complex="normal" style:font-weight-asian="normal" style:font-weight-complex="normal" style:text-position="0% 100%" style:use-window-font-color="true"/>
    </style:default-style>
    <style:style style:display-name="Normal" style:family="paragraph" style:name="Normal" style:parent-style-name="default_paragraph_style"/>
    <style:style style:display-name="Subtitle" style:family="paragraph" style:name="Subtitle" style:next-style-name="Normal" style:parent-style-name="Normal">
      <style:paragraph-properties/>
      <style:text-properties fo:color="#4F81BD" fo:font-style="italic" fo:letter-spacing="0.26mm" style:font-name="Calibri" style:font-name-asian="MS Gothic" style:font-name-complex="Times New Roman" style:font-style-asian="italic" style:font-style-complex="italic"/>
    </style:style>
    <style:style style:default-outline-level="2" style:display-name="Heading 2" style:family="paragraph" style:name="Heading2" style:next-style-name="Normal" style:parent-style-name="Normal">
      <style:paragraph-properties fo:margin-top="3.53mm"/>
      <style:text-properties fo:color="#4F81BD" fo:font-size="13.0pt" fo:font-weight="bold" style:font-name="Calibri" style:font-name-asian="MS Gothic" style:font-name-complex="Times New Roman" style:font-size-asian="13.0pt" style:font-weight-asian="bold" style:font-weight-complex="bold"/>
    </style:style>
    <style:style style:display-name="Title" style:family="paragraph" style:name="Title" style:next-style-name="Normal" style:parent-style-name="Normal">
      <style:paragraph-properties fo:border-bottom="0.35mm solid #4F81BD" fo:border-left="none" fo:border-right="none" fo:border-top="none" fo:margin-bottom="5.29mm" fo:padding-bottom="1.41mm" fo:padding-left="0.0mm" fo:padding-right="0.0mm" fo:padding-top="0.0mm"/>
      <style:text-properties fo:color="#17365D" fo:font-size="26.0pt" fo:letter-spacing="0.09mm" style:font-name="Calibri" style:font-name-asian="MS Gothic" style:font-name-complex="Times New Roman" style:font-size-asian="26.0pt"/>
    </style:style>
    <style:style style:default-outline-level="1" style:display-name="Heading 1" style:family="paragraph" style:name="Heading1" style:next-style-name="Normal" style:parent-style-name="Normal">
      <style:paragraph-properties fo:margin-top="8.47mm"/>
      <style:text-properties fo:color="#345A8A" fo:font-size="16.0pt" fo:font-weight="bold" style:font-name="Calibri" style:font-name-asian="MS Gothic" style:font-name-complex="Times New Roman" style:font-size-asian="16.0pt" style:font-weight-asian="bold" style:font-weight-complex="bold"/>
    </style:style>
    <style:style style:display-name="Default Paragraph Font" style:family="text" style:name="DefaultParagraphFont" style:parent-style-name="default_character_style"/>
    <style:style style:display-name="Title Char" style:family="text" style:name="TitleChar" style:parent-style-name="DefaultParagraphFont">
      <style:text-properties fo:color="#17365D" fo:font-size="26.0pt" fo:letter-spacing="0.09mm" style:font-name="Calibri" style:font-name-asian="MS Gothic" style:font-name-complex="Times New Roman" style:font-size-asian="26.0pt"/>
    </style:style>
    <style:style style:display-name="Subtitle Char" style:family="text" style:name="SubtitleChar" style:parent-style-name="DefaultParagraphFont">
      <style:text-properties fo:color="#4F81BD" fo:font-style="italic" fo:letter-spacing="0.26mm" style:font-name="Calibri" style:font-name-asian="MS Gothic" style:font-name-complex="Times New Roman" style:font-style-asian="italic" style:font-style-complex="italic"/>
    </style:style>
    <style:style style:display-name="Heading 2 Char" style:family="text" style:name="Heading2Char" style:parent-style-name="DefaultParagraphFont">
      <style:text-properties fo:color="#4F81BD" fo:font-size="13.0pt" fo:font-weight="bold" style:font-name="Calibri" style:font-name-asian="MS Gothic" style:font-name-complex="Times New Roman" style:font-size-asian="13.0pt" style:font-weight-asian="bold" style:font-weight-complex="bold"/>
    </style:style>
    <style:style style:display-name="Heading 1 Char" style:family="text" style:name="Heading1Char" style:parent-style-name="DefaultParagraphFont">
      <style:text-properties fo:color="#345A8A" fo:font-size="16.0pt" fo:font-weight="bold" style:font-name="Calibri" style:font-name-asian="MS Gothic" style:font-name-complex="Times New Roman" style:font-size-asian="16.0pt" style:font-weight-asian="bold" style:font-weight-complex="bold"/>
    </style:style>
    <style:default-style style:family="graphic">
      <style:graphic-properties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03</dc:date>
    <meta:editing-cycles>2</meta:editing-cycles>
    <meta:editing-duration>PT0.043S</meta:editing-duration>
  </office:meta>
</office:document-meta>
</file>